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D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8493c" officeooo:paragraph-rsid="0018493c"/>
    </style:style>
    <style:style style:name="P2" style:family="paragraph" style:parent-style-name="Standard">
      <style:text-properties officeooo:rsid="0018493c" officeooo:paragraph-rsid="0019f735"/>
    </style:style>
    <style:style style:name="P3" style:family="paragraph" style:parent-style-name="Standard">
      <style:text-properties officeooo:paragraph-rsid="0018493c"/>
    </style:style>
    <style:style style:name="P4" style:family="paragraph" style:parent-style-name="Standard">
      <style:text-properties fo:font-weight="bold" officeooo:rsid="0018493c" officeooo:paragraph-rsid="0018493c" style:font-weight-asian="bold" style:font-weight-complex="bold"/>
    </style:style>
    <style:style style:name="P5" style:family="paragraph" style:parent-style-name="Standard">
      <style:text-properties fo:font-weight="bold" officeooo:rsid="0018493c" officeooo:paragraph-rsid="0019b3fb" style:font-weight-asian="bold" style:font-weight-complex="bold"/>
    </style:style>
    <style:style style:name="P6" style:family="paragraph" style:parent-style-name="Standard">
      <style:text-properties fo:font-weight="bold" officeooo:rsid="0018493c" officeooo:paragraph-rsid="0019f735" style:font-weight-asian="bold" style:font-weight-complex="bold"/>
    </style:style>
    <style:style style:name="P7" style:family="paragraph" style:parent-style-name="Standard">
      <style:text-properties fo:font-weight="bold" officeooo:rsid="0019b3fb" officeooo:paragraph-rsid="0019b3fb" style:font-weight-asian="bold" style:font-weight-complex="bold"/>
    </style:style>
    <style:style style:name="P8" style:family="paragraph" style:parent-style-name="Standard">
      <style:text-properties fo:font-weight="bold" officeooo:rsid="0019f735" officeooo:paragraph-rsid="0019f735" style:font-weight-asian="bold" style:font-weight-complex="bold"/>
    </style:style>
    <style:style style:name="P9" style:family="paragraph" style:parent-style-name="Standard">
      <style:text-properties officeooo:rsid="0019f735" officeooo:paragraph-rsid="0019f735"/>
    </style:style>
    <style:style style:name="P10" style:family="paragraph" style:parent-style-name="Standard">
      <style:text-properties style:text-underline-style="solid" style:text-underline-width="auto" style:text-underline-color="font-color" fo:font-weight="bold" officeooo:rsid="0019f735" officeooo:paragraph-rsid="0019f735"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9b3fb" officeooo:paragraph-rsid="0019b3fb"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a9a13" officeooo:paragraph-rsid="001a9a13" style:font-weight-asian="bold" style:font-weight-complex="bold"/>
    </style:style>
    <style:style style:name="P13" style:family="paragraph" style:parent-style-name="Standard">
      <style:text-properties officeooo:rsid="001a9a13" officeooo:paragraph-rsid="001a9a13"/>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9a13" officeooo:paragraph-rsid="001a9a1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8493c"/>
    </style:style>
    <style:style style:name="T2" style:family="text">
      <style:text-properties fo:font-weight="normal" style:font-weight-asian="normal" style:font-weight-complex="normal"/>
    </style:style>
    <style:style style:name="T3" style:family="text">
      <style:text-properties officeooo:rsid="0019b3fb"/>
    </style:style>
    <style:style style:name="T4" style:family="text">
      <style:text-properties officeooo:rsid="0019f735"/>
    </style:style>
    <style:style style:name="T5" style:family="text">
      <style:text-properties style:font-name="Liberation Serif" fo:font-size="12pt" officeooo:rsid="0019f735"/>
    </style:style>
    <style:style style:name="T6" style:family="text">
      <style:text-properties officeooo:rsid="001bb7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Cahier des charges d’</text:span>Application de gestion des carnets de santé pour animaux domestiques</text:p>
      <text:p text:style-name="P3"/>
      <text:p text:style-name="P11">A. Présentation générale du projet</text:p>
      <text:p text:style-name="P7"/>
      <text:p text:style-name="P4">1. Vos Coordonnées </text:p>
      <text:p text:style-name="P1"/>
      <text:p text:style-name="P1">Nom de l’entreprise :</text:p>
      <text:p text:style-name="P1">SIRET :</text:p>
      <text:p text:style-name="P1">Nombre de salarié :</text:p>
      <text:p text:style-name="P1">Nom de la personne à contacter :</text:p>
      <text:p text:style-name="P1">Téléphone :</text:p>
      <text:p text:style-name="P1">E-mail :</text:p>
      <text:p text:style-name="P1">Autres informations :</text:p>
      <text:p text:style-name="P1"/>
      <text:p text:style-name="P1"/>
      <text:p text:style-name="P4">2. Votre activité :</text:p>
      <text:p text:style-name="P4"/>
      <text:p text:style-name="P4"/>
      <text:p text:style-name="P4"/>
      <text:p text:style-name="P4">3. Vos concurrents :</text:p>
      <text:p text:style-name="P4"><text:span text:style-name="T2"/></text:p>
      <text:p text:style-name="P4"><text:span text:style-name="T2"/></text:p>
      <text:p text:style-name="P7">4. Cible à laquelle s’adresse le site :</text:p>
      <text:p text:style-name="P7"><text:tab/><text:span text:style-name="T2">Cible principale :</text:span></text:p>
      <text:p text:style-name="P7"><text:span text:style-name="T2"><text:tab/>Cible secondaire :</text:span></text:p>
      <text:p text:style-name="P7"><text:span text:style-name="T2"/></text:p>
      <text:p text:style-name="P7"><text:span text:style-name="T2"><text:tab/>Où se trouve votre cible généralement :</text:span></text:p>
      <text:p text:style-name="P7"><text:span text:style-name="T2"><text:tab/><text:tab/>A. Sur internet</text:span></text:p>
      <text:p text:style-name="P7"><text:span text:style-name="T2"><text:tab/><text:tab/>B. Géographiquement (villes visées)</text:span></text:p>
      <text:p text:style-name="P7"><text:span text:style-name="T2"/></text:p>
      <text:p text:style-name="P7">5. Objectif du site :</text:p>
      <text:p text:style-name="P7"><text:tab/><text:span text:style-name="T2">Quel est l’objectif du site ? Vitrine, e-commerce, outil en ligne</text:span></text:p>
      <text:p text:style-name="P7"><text:span text:style-name="T2"><text:tab/>S’agit-il de vendre, de fidéliser ou de collecter des informations</text:span></text:p>
      <text:p text:style-name="P7"><text:span text:style-name="T2"/></text:p>
      <text:p text:style-name="P7"><text:span text:style-name="T2"/></text:p>
      <text:p text:style-name="P5"><text:span text:style-name="T3">6</text:span>. Analyse de l’existant :</text:p>
      <text:p text:style-name="P5"><text:tab/><text:span text:style-name="T2">Avez-vous un site web ? :</text:span></text:p>
      <text:p text:style-name="P5"><text:span text:style-name="T2"><text:tab/>Avez-vous un nom de domaine ? :</text:span></text:p>
      <text:p text:style-name="P5"><text:span text:style-name="T2"><text:tab/>Avez-vous une application existante ?: </text:span></text:p>
      <text:p text:style-name="P1">-----------------------------------------------------------------------------------------</text:p>
      <text:p text:style-name="P1"/>
      <text:p text:style-name="P10">B. Aspects ergonomique et graphique</text:p>
      <text:p text:style-name="P9"/>
      <text:p text:style-name="P8">1. Ergonomie, design et charte graphique</text:p>
      <text:p text:style-name="P9"><text:tab/>Quels seraient les couleurs principales du site</text:p>
      <text:p text:style-name="P9"><text:tab/>Avez-vous un logo</text:p>
      <text:p text:style-name="P9"><text:tab/>Quelle police de caractère voulez-vous (la décrire ou donner un exemple sur un autre site)</text:p>
      <text:p text:style-name="P9"/>
      <text:p text:style-name="P8">2. Ergonomie</text:p>
      <text:p text:style-name="P9"><text:tab/>Quels sont les points essentiels d’ergonomie recherché ? Site aéré, site mobile, recherche pratique, expérience utilisateur…</text:p>
      <text:p text:style-name="P9"/>
      <text:p text:style-name="P10"><text:soft-page-break/>C. Aspect fonctionnel et technique</text:p>
      <text:p text:style-name="P8"><text:tab/></text:p>
      <text:p text:style-name="P6"><text:span text:style-name="T4">1. Arborescence du site :</text:span></text:p>
      <text:p text:style-name="P2"><text:span text:style-name="T4"><text:tab/>quantifiez le nombre de page (si vous voulez une page news, trucs et astuces, une page client…)</text:span></text:p>
      <text:p text:style-name="P1"/>
      <text:p text:style-name="P4"><text:span text:style-name="T4">2. Description fonctionnelle</text:span></text:p>
      <text:p text:style-name="P3"><text:span text:style-name="T1"><text:tab/></text:span><text:span text:style-name="T5">L’aspect fonctionnel va décrire le fonctionnement général de votre site ou particulier de certaines pages. L’aspect fonctionnel est fondamental afin de saisir les spécificités de fonctionnement de votre site Internet ou de certaines pages. </text:span></text:p>
      <text:p text:style-name="P1"/>
      <table:table table:name="Tableau1" table:style-name="Tableau1" table:template-name="Default Style">
        <table:table-column table:style-name="Tableau1.A" table:number-columns-repeated="4"/>
        <table:table-row>
          <table:table-cell table:style-name="Tableau1.A1" office:value-type="string">
            <text:p text:style-name="P15">Nom de la page</text:p>
          </table:table-cell>
          <table:table-cell table:style-name="Tableau1.A1" office:value-type="string">
            <text:p text:style-name="P15">Tout public</text:p>
          </table:table-cell>
          <table:table-cell table:style-name="Tableau1.A1" office:value-type="string">
            <text:p text:style-name="P15">Adhérents</text:p>
          </table:table-cell>
          <table:table-cell table:style-name="Tableau1.D1" office:value-type="string">
            <text:p text:style-name="P15">Administratif</text:p>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D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D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D2" office:value-type="string">
            <text:p text:style-name="P14"/>
          </table:table-cell>
        </table:table-row>
      </table:table>
      <text:p text:style-name="P1"/>
      <text:p text:style-name="P13">Mise en place de galerie photo ? oui/non</text:p>
      <text:p text:style-name="P13">mise en place de galerie vidéo ? oui/non</text:p>
      <text:p text:style-name="P13">Boutons de partage sur les réseaux sociaux ?</text:p>
      <text:p text:style-name="P13">oui/non</text:p>
      <text:p text:style-name="P13">Création de formulaire d’inscription ? oui/non</text:p>
      <text:p text:style-name="P13">autres :</text:p>
      <text:p text:style-name="P13">Création de mots clés importants de votre domaine</text:p>
      <text:p text:style-name="P13"/>
      <text:p text:style-name="P12">D. Planning et suivi du projet</text:p>
      <text:p text:style-name="P13"/>
      <text:p text:style-name="P13"><text:tab/>1/2 journée Cahier des charges</text:p>
      <text:p text:style-name="P13"><text:tab/>1/2 journée création de planning</text:p>
      <text:p text:style-name="P13"><text:tab/>2 jours de réflexion et recherche</text:p>
      <text:p text:style-name="P13"><text:tab/><text:span text:style-name="T6">2 jours de création de site</text:span></text:p>
      <text:p text:style-name="P13"><text:tab/><text:span text:style-name="T6">1 semaine de gestion du site</text:span></text:p>
      <text:p text:style-name="P13"><text:tab/><text:span text:style-name="T6">Date de fin du projet : 16/12/2022</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10:02:44.993655826</meta:creation-date>
    <dc:date>2022-12-05T12:59:47.640244218</dc:date>
    <meta:editing-duration>PT2H46M9S</meta:editing-duration>
    <meta:editing-cycles>6</meta:editing-cycles>
    <meta:generator>LibreOffice/7.3.7.2$Linux_X86_64 LibreOffice_project/30$Build-2</meta:generator>
    <meta:document-statistic meta:table-count="1" meta:image-count="0" meta:object-count="0" meta:page-count="2" meta:paragraph-count="57" meta:word-count="339" meta:character-count="2133" meta:non-whitespace-character-count="1822"/>
  </office:meta>
</office:document-meta>
</file>